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rate</text:p>
          </draw:text-box>
        </draw:frame>
        <draw:frame draw:style-name="standard" draw:layer="layout" svg:width="14.098cm" svg:height="9.998cm" svg:x="8.564cm" svg:y="3.36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1">Data.txt<text:line-break/>(size)</text:p>
              </table:table-cell>
              <table:table-cell>
                <text:p text:style-name="P1">Compressed<text:line-break/>(size)</text:p>
              </table:table-cell>
            </table:table-row>
            <table:table-row table:style-name="ro1" table:default-cell-style-name="gray2">
              <table:table-cell>
                <text:p text:style-name="P1">45 B</text:p>
              </table:table-cell>
              <table:table-cell>
                <text:p text:style-name="P1">213 B</text:p>
              </table:table-cell>
            </table:table-row>
            <table:table-row table:style-name="ro1" table:default-cell-style-name="gray1">
              <table:table-cell>
                <text:p text:style-name="P1">3.5 kB (3,499 bytes)</text:p>
              </table:table-cell>
              <table:table-cell>
                <text:p text:style-name="P1">2.4 kB (2,382 bytes)</text:p>
              </table:table-cell>
            </table:table-row>
            <table:table-row table:style-name="ro1" table:default-cell-style-name="gray2">
              <table:table-cell>
                <text:p text:style-name="P1">4.9 kB (4,874 bytes)</text:p>
              </table:table-cell>
              <table:table-cell>
                <text:p text:style-name="P1">3.1 kB (3,113 bytes)</text:p>
              </table:table-cell>
            </table:table-row>
            <table:table-row table:style-name="ro2" table:default-cell-style-name="gray1">
              <table:table-cell>
                <text:p text:style-name="P1">15.8 kB (15,822 bytes)</text:p>
              </table:table-cell>
              <table:table-cell>
                <text:p text:style-name="P1">8.9 kB (8,908 bytes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3T16:11:51.017634994</meta:creation-date>
    <meta:editing-duration>PT15M8S</meta:editing-duration>
    <meta:editing-cycles>5</meta:editing-cycles>
    <meta:generator>LibreOffice/6.0.7.3$Linux_X86_64 LibreOffice_project/00m0$Build-3</meta:generator>
    <dc:title>DNA</dc:title>
    <dc:date>2020-01-23T16:27:00.657388349</dc:date>
    <meta:document-statistic meta:object-count="26"/>
  </office:meta>
</office:document-meta>
</file>